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paragraph-properties fo:margin-top="0cm" fo:margin-bottom="0cm" style:contextual-spacing="false"/>
      <style:text-properties officeooo:paragraph-rsid="00e0d541"/>
    </style:style>
    <style:style style:name="P14" style:family="paragraph" style:parent-style-name="_5f_Paragraphe">
      <style:text-properties officeooo:paragraph-rsid="00e0d541"/>
    </style:style>
    <style:style style:name="P15" style:family="paragraph" style:parent-style-name="_5f_Paragraphe_5f_Réponse_5f_Elève">
      <style:text-properties officeooo:paragraph-rsid="00e0d541"/>
    </style:style>
    <style:style style:name="P16" style:family="paragraph" style:parent-style-name="_5f_Paragraphe_5f_Réponse_5f_Pointillés_5f_Grisés">
      <style:text-properties officeooo:paragraph-rsid="00e0d541"/>
    </style:style>
    <style:style style:name="P17" style:family="paragraph" style:parent-style-name="_5f_Footer_20_page_20_impaire_20__28_D_29_"/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0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1" style:family="paragraph" style:parent-style-name="_5f_Footer_20_page_20_paire_20__28_G_29_"/>
    <style:style style:name="P22" style:family="paragraph" style:parent-style-name="_5f_Footer_20_page_20_paire_20__28_G_29_">
      <style:text-properties officeooo:paragraph-rsid="01316a8b"/>
    </style:style>
    <style:style style:name="P23" style:family="paragraph" style:parent-style-name="_5f_Footer_20_page_20_paire_20__28_G_29_">
      <style:text-properties officeooo:paragraph-rsid="01336347"/>
    </style:style>
    <style:style style:name="P24" style:family="paragraph" style:parent-style-name="_5f_Footer_20_page_20_paire_20__28_G_29_">
      <style:text-properties officeooo:paragraph-rsid="0135ac9e"/>
    </style:style>
    <style:style style:name="P25" style:family="paragraph" style:parent-style-name="_5f_Footer_20_page_20_paire_20__28_G_29_">
      <style:text-properties officeooo:paragraph-rsid="01397109"/>
    </style:style>
    <style:style style:name="P26" style:family="paragraph" style:parent-style-name="_5f_Footer_20_page_20_paire_20__28_G_29_">
      <style:text-properties officeooo:paragraph-rsid="013b50d8"/>
    </style:style>
    <style:style style:name="P27" style:family="paragraph" style:parent-style-name="_5f_Footer_20_page_20_paire_20__28_G_29_">
      <style:text-properties officeooo:paragraph-rsid="013c280e"/>
    </style:style>
    <style:style style:name="P28" style:family="paragraph" style:parent-style-name="_5f_Footer_20_page_20_paire_20__28_G_29_">
      <style:text-properties officeooo:paragraph-rsid="0142af40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6" style:family="paragraph" style:parent-style-name="_5f_Header_20_D_20_page_20_paire_20__28_G_29_">
      <style:text-properties officeooo:paragraph-rsid="00fe4814"/>
    </style:style>
    <style:style style:name="P37" style:family="paragraph" style:parent-style-name="_5f_Header_20_D_20_page_20_paire_20__28_G_29_">
      <style:text-properties officeooo:rsid="0101821f" officeooo:paragraph-rsid="0101821f"/>
    </style:style>
    <style:style style:name="P38" style:family="paragraph" style:parent-style-name="_5f_Header_20_G_20_page_20_paire_20__28_G_29_">
      <style:text-properties officeooo:rsid="00ff3616" officeooo:paragraph-rsid="00ff3616"/>
    </style:style>
    <style:style style:name="P3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0" style:family="paragraph" style:parent-style-name="_5f_Header_20_M_20_page_20_impaire_20__28_D_29_">
      <style:text-properties officeooo:rsid="01035d0f" officeooo:paragraph-rsid="01035d0f"/>
    </style:style>
    <style:style style:name="P41" style:family="paragraph" style:parent-style-name="_5f_Header_20_M_20_page_20_paire_20__28_G_29_">
      <style:text-properties officeooo:rsid="0101a5c8" officeooo:paragraph-rsid="0101a5c8"/>
    </style:style>
    <style:style style:name="P42" style:family="paragraph" style:parent-style-name="_5f_Header_20_N_20_page_20_impaire_20__28_D_29_">
      <style:text-properties officeooo:rsid="010462d7" officeooo:paragraph-rsid="010462d7"/>
    </style:style>
    <style:style style:name="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4" style:family="paragraph" style:parent-style-name="_5f_Header_20_P_20_page_20_paire_20__28_G_29_">
      <style:text-properties officeooo:rsid="0107aa33" officeooo:paragraph-rsid="0107aa33"/>
    </style:style>
    <style:style style:name="P45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6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7" style:family="paragraph" style:parent-style-name="_5f_Paragraphe" style:master-page-name="SERIE_5f_NUMERIQUE_5f_CLR_5f_d7e12c_5f_2COL">
      <style:paragraph-properties style:page-number="auto" fo:break-before="page"/>
    </style:style>
    <style:style style:name="P48" style:family="paragraph" style:parent-style-name="_5f_Paragraphe" style:list-style-name="_5f_Numérotation_20_des_20_exercices">
      <style:text-properties officeooo:paragraph-rsid="00e0d541"/>
    </style:style>
    <style:style style:name="P49" style:family="paragraph" style:parent-style-name="_5f_Paragraphe" style:list-style-name="L1">
      <style:text-properties officeooo:paragraph-rsid="00e0d541"/>
    </style:style>
    <style:style style:name="P50" style:family="paragraph" style:parent-style-name="_5f_Paragraphe">
      <style:text-properties officeooo:paragraph-rsid="00e5418f"/>
    </style:style>
    <style:style style:name="P51" style:family="paragraph" style:parent-style-name="_5f_Paragraphe">
      <style:paragraph-properties fo:margin-top="0cm" fo:margin-bottom="0cm" style:contextual-spacing="false"/>
      <style:text-properties officeooo:paragraph-rsid="00e5418f"/>
    </style:style>
    <style:style style:name="P52" style:family="paragraph" style:parent-style-name="_5f_Paragraphe">
      <style:text-properties officeooo:paragraph-rsid="00e0d541"/>
    </style:style>
    <style:style style:name="P53" style:family="paragraph" style:parent-style-name="_5f_Paragraphe_5f_Réponse_5f_Elève" style:list-style-name="_5f_Numérotation_20_des_20_exercices">
      <style:text-properties officeooo:paragraph-rsid="00e0d541"/>
    </style:style>
    <style:style style:name="P54" style:family="paragraph" style:parent-style-name="_5f_Paragraphe_5f_avec_5f_Num_5f_Question" style:list-style-name="_5f_Numérotation_20_des_20_exercices"/>
    <style:style style:name="P55" style:family="paragraph" style:parent-style-name="_5f_Paragraphe_5f_avec_5f_Num_5f_Question" style:list-style-name="_5f_Numérotation_20_des_20_exercices">
      <style:text-properties officeooo:paragraph-rsid="00e0d541"/>
    </style:style>
    <style:style style:name="P56" style:family="paragraph" style:parent-style-name="_5f_Paragraphe_5f_avec_5f_Num_5f_Question" style:list-style-name="_5f_Numérotation_20_des_20_exercices">
      <style:paragraph-properties fo:margin-top="0.099cm" fo:margin-bottom="0.099cm" style:contextual-spacing="false"/>
      <style:text-properties officeooo:paragraph-rsid="00e0d541"/>
    </style:style>
    <style:style style:name="P57" style:family="paragraph" style:parent-style-name="_5f_Paragraphe_5f_avec_5f_Num_5f_Question" style:list-style-name="">
      <style:text-properties officeooo:paragraph-rsid="00e0d541"/>
    </style:style>
    <style:style style:name="P58" style:family="paragraph" style:parent-style-name="_5f_Titre_5f_Exercices_5f_avec_5f_Titre" style:list-style-name="_5f_Numérotation_20_des_20_exercices"/>
    <style:style style:name="P59" style:family="paragraph" style:parent-style-name="_5f_Titre_5f_Exercices_5f_avec_5f_Titre" style:list-style-name="_5f_Numérotation_20_des_20_exercices">
      <style:paragraph-properties fo:break-before="column"/>
    </style:style>
    <style:style style:name="P60" style:family="paragraph" style:parent-style-name="_5f_Titre_5f_Exercices_5f_sans_5f_Titre" style:list-style-name="_5f_Numérotation_20_des_20_exercices"/>
    <style:style style:name="P61" style:family="paragraph">
      <loext:graphic-properties draw:fill="solid" draw:fill-color="#7fb241"/>
    </style:style>
    <style:style style:name="P62" style:family="paragraph">
      <style:paragraph-properties fo:text-align="center"/>
    </style:style>
    <style:style style:name="P6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4" style:family="paragraph">
      <loext:graphic-properties draw:fill="solid" draw:fill-color="#9d0f89"/>
    </style:style>
    <style:style style:name="P65" style:family="paragraph">
      <loext:graphic-properties draw:fill="solid" draw:fill-color="#1ca2b8"/>
    </style:style>
    <style:style style:name="P66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7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8" style:family="paragraph">
      <loext:graphic-properties draw:fill="none"/>
      <style:text-properties fo:font-size="12pt"/>
    </style:style>
    <style:style style:name="P69" style:family="paragraph">
      <loext:graphic-properties draw:fill="solid" draw:fill-color="#d7e12c"/>
    </style:style>
    <style:style style:name="P70" style:family="paragraph">
      <loext:graphic-properties draw:fill="solid" draw:fill-color="#f99e06"/>
    </style:style>
    <style:style style:name="P71" style:family="paragraph">
      <loext:graphic-properties draw:fill="solid" draw:fill-color="#d62e4e"/>
    </style:style>
    <style:style style:name="P7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fr" fo:country="FR" style:language-asian="fr" style:country-asian="FR"/>
    </style:style>
    <style:style style:name="T11" style:family="text">
      <style:text-properties fo:language="fr" fo:country="FR" style:language-asian="fr" style:country-asian="FR" style:font-weight-asian="normal" style:font-weight-complex="normal"/>
    </style:style>
    <style:style style:name="T12" style:family="text">
      <style:text-properties fo:language="fr" fo:country="FR" officeooo:rsid="00e0d541" style:language-asian="fr" style:country-asian="FR"/>
    </style:style>
    <style:style style:name="T13" style:family="text">
      <style:text-properties fo:language="fr" fo:country="FR" fo:font-weight="normal" style:language-asian="fr" style:country-asian="FR" style:font-weight-asian="normal" style:font-weight-complex="normal"/>
    </style:style>
    <style:style style:name="T14" style:family="text">
      <style:text-properties fo:language="fr" fo:country="FR" style:language-asian="zh" style:country-asian="CN" style:language-complex="hi" style:country-complex="IN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language="fr" fo:country="FR" fo:font-style="normal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7" style:family="text">
      <style:text-properties style:use-window-font-color="true" loext:opacity="0%" fo:language="fr" fo:country="FR" fo:font-style="normal" fo:font-weight="normal" officeooo:rsid="00e0d54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8" style:family="text">
      <style:text-properties style:use-window-font-color="true" loext:opacity="0%" style:font-name="Bitstream Vera Sans5" fo:font-size="10pt" fo:font-style="normal" officeooo:rsid="00c25c54" fo:background-color="#ffff00" loext:char-shading-value="0"/>
    </style:style>
    <style:style style:name="T19" style:family="text">
      <style:text-properties style:use-window-font-color="true" loext:opacity="0%" style:font-name="Bitstream Vera Sans5" fo:font-size="10pt" fo:font-style="normal" officeooo:rsid="00c31431" fo:background-color="#ffff00" loext:char-shading-value="0"/>
    </style:style>
    <style:style style:name="T20" style:family="text">
      <style:text-properties style:use-window-font-color="true" loext:opacity="0%" style:font-name="Bitstream Vera Sans5" fo:font-size="10pt" fo:language="fr" fo:country="FR" fo:font-style="normal" officeooo:rsid="00c76358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21" style:family="text">
      <style:text-properties style:use-window-font-color="true" loext:opacity="0%" style:font-name="Bitstream Vera Sans5" fo:font-size="10pt" fo:language="fr" fo:country="FR" fo:font-style="normal" officeooo:rsid="00c7ce5b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22" style:family="text">
      <style:text-properties style:use-window-font-color="true" loext:opacity="0%" style:font-name="Bitstream Vera Sans5" fo:font-size="10pt" fo:language="fr" fo:country="FR" fo:font-style="normal" fo:font-weight="bold" officeooo:rsid="00c4a961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23" style:family="text">
      <style:text-properties style:use-window-font-color="true" loext:opacity="0%" style:font-name="Bitstream Vera Sans5" fo:font-size="10pt" fo:language="fr" fo:country="FR" fo:font-style="normal" fo:font-weight="bold" officeooo:rsid="00c76358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24" style:family="text">
      <style:text-properties style:use-window-font-color="true" loext:opacity="0%" fo:font-size="10pt" fo:background-color="transparent" loext:char-shading-value="0" style:font-size-asian="10pt" style:font-size-complex="10pt"/>
    </style:style>
    <style:style style:name="T25" style:family="text">
      <style:text-properties style:use-window-font-color="true" loext:opacity="0%" fo:font-size="10pt" fo:background-color="#ffff00" loext:char-shading-value="0" style:font-size-asian="10pt" style:font-size-complex="10pt"/>
    </style:style>
    <style:style style:name="T26" style:family="text">
      <style:text-properties style:use-window-font-color="true" loext:opacity="0%" fo:font-size="10pt" officeooo:rsid="00c1d1d2" fo:background-color="#ffff00" loext:char-shading-value="0" style:font-size-asian="10pt" style:font-size-complex="10pt"/>
    </style:style>
    <style:style style:name="T27" style:family="text">
      <style:text-properties style:use-window-font-color="true" loext:opacity="0%" fo:font-size="10pt" officeooo:rsid="00c76358" fo:background-color="#ffff00" loext:char-shading-value="0" style:font-size-asian="10pt" style:font-size-complex="10pt"/>
    </style:style>
    <style:style style:name="T28" style:family="text">
      <style:text-properties style:use-window-font-color="true" loext:opacity="0%" fo:font-size="10pt" fo:font-weight="bold" fo:background-color="#ffff00" loext:char-shading-value="0" style:font-size-asian="10pt" style:font-weight-asian="bold" style:font-size-complex="10pt" style:font-weight-complex="bold"/>
    </style:style>
    <style:style style:name="T29" style:family="text">
      <style:text-properties style:use-window-font-color="true" loext:opacity="0%" fo:font-size="10pt" fo:font-weight="bold" officeooo:rsid="00c76358" fo:background-color="#ffff00" loext:char-shading-value="0" style:font-size-asian="10pt" style:font-weight-asian="bold" style:font-size-complex="10pt" style:font-weight-complex="bold"/>
    </style:style>
    <style:style style:name="T30" style:family="text">
      <style:text-properties style:use-window-font-color="true" loext:opacity="0%" fo:font-size="10pt" fo:language="fr" fo:country="FR" fo:font-style="normal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31" style:family="text">
      <style:text-properties style:use-window-font-color="true" loext:opacity="0%" fo:background-color="#ffff00" loext:char-shading-value="0"/>
    </style:style>
    <style:style style:name="T32" style:family="text">
      <style:text-properties style:use-window-font-color="true" loext:opacity="0%" officeooo:rsid="00e0d541" fo:background-color="#ffff00" loext:char-shading-value="0"/>
    </style:style>
    <style:style style:name="T33" style:family="text">
      <style:text-properties style:use-window-font-color="true" loext:opacity="0%" fo:background-color="#ffff00" loext:char-shading-value="0" style:font-size-asian="10pt" style:font-size-complex="10pt"/>
    </style:style>
    <style:style style:name="T34" style:family="text">
      <style:text-properties style:use-window-font-color="true" loext:opacity="0%" officeooo:rsid="00c1d1d2" fo:background-color="#ffff00" loext:char-shading-value="0" style:font-size-asian="10pt" style:font-size-complex="10pt"/>
    </style:style>
    <style:style style:name="T35" style:family="text">
      <style:text-properties style:use-window-font-color="true" loext:opacity="0%" officeooo:rsid="00d06b5c" fo:background-color="#ffff00" loext:char-shading-value="0" style:font-size-asian="10pt" style:font-size-complex="10pt"/>
    </style:style>
    <style:style style:name="T36" style:family="text">
      <style:text-properties style:use-window-font-color="true" loext:opacity="0%" officeooo:rsid="00b7ae01" fo:background-color="#ffff00" loext:char-shading-value="0" style:font-size-asian="10pt" style:font-size-complex="10pt"/>
    </style:style>
    <style:style style:name="T37" style:family="text">
      <style:text-properties style:use-window-font-color="true" loext:opacity="0%" officeooo:rsid="00c1d1d2" fo:background-color="#ffff00" loext:char-shading-value="0"/>
    </style:style>
    <style:style style:name="T38" style:family="text">
      <style:text-properties style:use-window-font-color="true" loext:opacity="0%" officeooo:rsid="00d06b5c" fo:background-color="#ffff00" loext:char-shading-value="0"/>
    </style:style>
    <style:style style:name="T39" style:family="text">
      <style:text-properties style:use-window-font-color="true" loext:opacity="0%" officeooo:rsid="00c31431" fo:background-color="#ffff00" loext:char-shading-value="0"/>
    </style:style>
    <style:style style:name="T40" style:family="text">
      <style:text-properties style:use-window-font-color="true" loext:opacity="0%" officeooo:rsid="00e5418f" fo:background-color="#ffff00" loext:char-shading-value="0"/>
    </style:style>
    <style:style style:name="T41" style:family="text">
      <style:text-properties style:use-window-font-color="true" loext:opacity="0%" officeooo:rsid="00e68e06" fo:background-color="#ffff00" loext:char-shading-value="0"/>
    </style:style>
    <style:style style:name="T42" style:family="text">
      <style:text-properties style:use-window-font-color="true" loext:opacity="0%" style:font-name="Times New Roman" fo:font-size="12pt" fo:font-style="italic" fo:font-weight="bold" fo:background-color="#ffff00" loext:char-shading-value="0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style:use-window-font-color="true" loext:opacity="0%" style:font-name="Times New Roman" fo:font-size="12pt" fo:language="fr" fo:country="FR" fo:font-style="italic" fo:font-weight="bold" officeooo:rsid="00c7ce5b" style:letter-kerning="true" fo:background-color="#ffff00" loext:char-shading-value="0" style:font-name-asian="Bitstream Vera Sans2" style:font-size-asian="12pt" style:language-asian="zh" style:country-asian="CN" style:font-style-asian="italic" style:font-weight-asian="bold" style:font-name-complex="Bitstream Vera Sans2" style:font-size-complex="12pt" style:language-complex="hi" style:country-complex="IN" style:font-style-complex="italic" style:font-weight-complex="bold"/>
    </style:style>
    <style:style style:name="T44" style:family="text">
      <style:text-properties style:use-window-font-color="true" loext:opacity="0%" style:font-name="Times New Roman" fo:font-size="12pt" fo:language="fr" fo:country="FR" fo:font-style="italic" officeooo:rsid="00c7ce5b" style:letter-kerning="true" fo:background-color="#ffff00" loext:char-shading-value="0" style:font-name-asian="Bitstream Vera Sans2" style:font-size-asian="12pt" style:language-asian="zh" style:country-asian="CN" style:font-style-asian="italic" style:font-name-complex="Bitstream Vera Sans2" style:font-size-complex="12pt" style:language-complex="hi" style:country-complex="IN" style:font-style-complex="italic"/>
    </style:style>
    <style:style style:name="T45" style:family="text">
      <style:text-properties style:use-window-font-color="true" loext:opacity="0%" style:font-name="Times New Roman" fo:font-size="10pt" fo:language="fr" fo:country="FR" fo:font-style="italic" officeooo:rsid="00c7ce5b" style:letter-kerning="true" fo:background-color="#ffff00" loext:char-shading-value="0" style:font-name-asian="Bitstream Vera Sans2" style:font-size-asian="10pt" style:language-asian="zh" style:country-asian="CN" style:font-style-asian="italic" style:font-name-complex="Bitstream Vera Sans2" style:font-size-complex="10pt" style:language-complex="hi" style:country-complex="IN" style:font-style-complex="italic"/>
    </style:style>
    <style:style style:name="T46" style:family="text">
      <style:text-properties style:use-window-font-color="true" loext:opacity="0%" style:font-name="Bitstream Vera Sans1" fo:font-size="10pt" fo:language="fr" fo:country="FR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47" style:family="text">
      <style:text-properties style:use-window-font-color="true" loext:opacity="0%" style:font-name="Bitstream Vera Sans1" fo:font-size="10pt" fo:language="fr" fo:country="FR" fo:font-style="normal" officeooo:rsid="00c7ce5b" style:letter-kerning="true" fo:background-color="#ffff00" loext:char-shading-value="0" style:font-name-asian="Bitstream Vera Sans2" style:font-size-asian="10pt" style:language-asian="zh" style:country-asian="CN" style:font-style-asian="normal" style:font-name-complex="Bitstream Vera Sans2" style:font-size-complex="10pt" style:language-complex="hi" style:country-complex="IN" style:font-style-complex="normal"/>
    </style:style>
    <style:style style:name="T48" style:family="text">
      <style:text-properties style:use-window-font-color="true" loext:opacity="0%" style:font-name="Bitstream Vera Sans1" fo:background-color="#ffff00" loext:char-shading-value="0"/>
    </style:style>
    <style:style style:name="T49" style:family="text">
      <style:text-properties style:use-window-font-color="true" loext:opacity="0%" style:font-name="Bitstream Vera Sans1" officeooo:rsid="00e5418f" fo:background-color="#ffff00" loext:char-shading-value="0"/>
    </style:style>
    <style:style style:name="T50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51" style:family="text">
      <style:text-properties fo:language="zxx" fo:country="none" fo:font-weight="normal" officeooo:rsid="00c59665" style:language-asian="zxx" style:country-asian="none" style:font-weight-asian="normal" style:font-weight-complex="normal"/>
    </style:style>
    <style:style style:name="T52" style:family="text">
      <style:text-properties fo:background-color="#ffff00" loext:char-shading-value="0"/>
    </style:style>
    <style:style style:name="T53" style:family="text">
      <style:text-properties officeooo:rsid="00ca1038" fo:background-color="#ffff00" loext:char-shading-value="0" style:font-size-asian="10pt" style:font-size-complex="10pt"/>
    </style:style>
    <style:style style:name="T54" style:family="text">
      <style:text-properties officeooo:rsid="00c25c54" fo:background-color="#ffff00" loext:char-shading-value="0" style:font-size-asian="10pt" style:font-size-complex="10pt"/>
    </style:style>
    <style:style style:name="T55" style:family="text">
      <style:text-properties officeooo:rsid="00c25c54" fo:background-color="#ffff00" loext:char-shading-value="0"/>
    </style:style>
    <style:style style:name="T56" style:family="text">
      <style:text-properties officeooo:rsid="00c02e30" fo:background-color="#ffff00" loext:char-shading-value="0"/>
    </style:style>
    <style:style style:name="T57" style:family="text">
      <style:text-properties officeooo:rsid="00bda223" fo:background-color="#ffff00" loext:char-shading-value="0"/>
    </style:style>
    <style:style style:name="T58" style:family="text">
      <style:text-properties officeooo:rsid="00c25c54" style:font-size-asian="10pt" style:font-size-complex="10pt"/>
    </style:style>
    <style:style style:name="T59" style:family="text">
      <style:text-properties fo:color="#000000" loext:opacity="100%" style:font-name="Bitstream Vera Sans6" fo:font-size="10pt" officeooo:rsid="00c25c54" fo:background-color="#ffff00" loext:char-shading-value="0" style:font-size-asian="10pt" style:font-size-complex="10pt"/>
    </style:style>
    <style:style style:name="T60" style:family="text">
      <style:text-properties fo:color="#000000" loext:opacity="100%" style:font-name="Bitstream Vera Sans6" fo:font-size="10pt" officeooo:rsid="00ca1038" fo:background-color="#ffff00" loext:char-shading-value="0" style:font-size-asian="10pt" style:font-size-complex="10pt"/>
    </style:style>
    <style:style style:name="T61" style:family="text">
      <style:text-properties fo:color="#000000" loext:opacity="100%" style:font-name="Bitstream Vera Sans6" fo:font-size="10pt" officeooo:rsid="00c02e30" fo:background-color="#ffff00" loext:char-shading-value="0" style:font-size-asian="10pt" style:font-size-complex="10pt"/>
    </style:style>
    <style:style style:name="T62" style:family="text">
      <style:text-properties fo:color="#000000" loext:opacity="100%" style:font-name="Bitstream Vera Sans6" fo:font-size="10pt" officeooo:rsid="00c1d1d2" fo:background-color="#ffff00" loext:char-shading-value="0" style:font-size-asian="10pt" style:font-size-complex="10pt"/>
    </style:style>
    <style:style style:name="T63" style:family="text">
      <style:text-properties fo:color="#000000" loext:opacity="100%" style:font-name="Bitstream Vera Sans6" fo:font-size="10pt" officeooo:rsid="00c02e30" fo:background-color="#ffff00" loext:char-shading-value="0"/>
    </style:style>
    <style:style style:name="T64" style:family="text">
      <style:text-properties fo:color="#000000" loext:opacity="100%" style:font-name="Bitstream Vera Sans6" fo:font-size="10pt" fo:language="fr" fo:country="FR" fo:font-style="normal" fo:font-weight="normal" officeooo:rsid="00c7559e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65" style:family="text">
      <style:text-properties fo:color="#000000" loext:opacity="100%" style:font-name="Bitstream Vera Sans1" fo:font-size="10pt" fo:language="fr" fo:country="FR" fo:font-style="normal" fo:font-weight="normal" officeooo:rsid="00c7559e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66" style:family="text">
      <style:text-properties fo:color="#000000" loext:opacity="100%" style:font-name="Bitstream Vera Sans1" fo:font-size="10pt" fo:language="fr" fo:country="FR" fo:font-style="normal" fo:font-weight="normal" officeooo:rsid="00c57682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67" style:family="text">
      <style:text-properties fo:color="#000000" loext:opacity="100%" style:font-name="Bitstream Vera Sans1" fo:font-size="10pt" fo:language="fr" fo:country="FR" fo:font-style="normal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68" style:family="text">
      <style:text-properties fo:color="#000000" loext:opacity="100%" style:font-name="Bitstream Vera Sans1" fo:font-size="10pt" fo:language="fr" fo:country="FR" fo:font-style="normal" fo:font-weight="normal" officeooo:rsid="00c66600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69" style:family="text">
      <style:text-properties fo:color="#000000" loext:opacity="100%" style:font-name="Bitstream Vera Sans1" fo:font-size="10pt" fo:language="fr" fo:country="FR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70" style:family="text">
      <style:text-properties fo:color="#000000" loext:opacity="100%" fo:font-size="10pt" fo:language="fr" fo:country="FR" fo:font-style="normal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71" style:family="text">
      <style:text-properties fo:color="#000000" loext:opacity="100%" fo:font-size="10pt" fo:language="fr" fo:country="FR" fo:font-style="normal" fo:font-weight="normal" officeooo:rsid="00c7559e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72" style:family="text">
      <style:text-properties fo:color="#000000" loext:opacity="100%" fo:font-size="10pt" officeooo:rsid="00c02e30" fo:background-color="#ffff00" loext:char-shading-value="0" style:font-size-asian="10pt" style:font-size-complex="10pt"/>
    </style:style>
    <style:style style:name="T73" style:family="text">
      <style:text-properties fo:color="#000000" loext:opacity="100%" fo:language="fr" fo:country="FR" fo:font-style="normal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74" style:family="text">
      <style:text-properties fo:color="#000000" loext:opacity="100%" fo:background-color="#ffff00" loext:char-shading-value="0"/>
    </style:style>
    <style:style style:name="T75" style:family="text">
      <style:text-properties fo:color="#000000" loext:opacity="100%" officeooo:rsid="00c02e30" fo:background-color="#ffff00" loext:char-shading-value="0" style:font-size-asian="10pt" style:font-size-complex="10pt"/>
    </style:style>
    <style:style style:name="T76" style:family="text">
      <style:text-properties fo:color="#000000" loext:opacity="100%" officeooo:rsid="00c02e30" fo:background-color="transparent" loext:char-shading-value="0" style:font-size-asian="10pt" style:font-size-complex="10pt"/>
    </style:style>
    <style:style style:name="T77" style:family="text">
      <style:text-properties fo:font-size="10pt" fo:background-color="#ffff00" loext:char-shading-value="0" style:font-size-asian="10pt" style:font-size-complex="10pt"/>
    </style:style>
    <style:style style:name="T78" style:family="text">
      <style:text-properties fo:font-size="10pt" officeooo:rsid="00c25c54" fo:background-color="#ffff00" loext:char-shading-value="0" style:font-size-asian="10pt" style:font-size-complex="10pt"/>
    </style:style>
    <style:style style:name="T79" style:family="text">
      <style:text-properties fo:font-size="10pt" officeooo:rsid="00c02e30" fo:background-color="#ffff00" loext:char-shading-value="0" style:font-size-asian="10pt" style:font-size-complex="10pt"/>
    </style:style>
    <style:style style:name="T80" style:family="text">
      <style:text-properties style:text-underline-style="solid" style:text-underline-width="auto" style:text-underline-color="font-color" fo:background-color="#ffff00" loext:char-shading-value="0"/>
    </style:style>
    <style:style style:name="T81" style:family="text">
      <style:text-properties officeooo:rsid="00cf0843"/>
    </style:style>
    <style:style style:name="T82" style:family="text">
      <style:text-properties officeooo:rsid="00bda223"/>
    </style:style>
    <style:style style:name="T83" style:family="text">
      <style:text-properties officeooo:rsid="00cb578b"/>
    </style:style>
    <style:style style:name="T84" style:family="text">
      <style:text-properties officeooo:rsid="00b7ae01"/>
    </style:style>
    <style:style style:name="T8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86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.101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2" style:family="graphic">
      <style:graphic-properties svg:stroke-width="0.049cm" svg:stroke-color="#ff0000" draw:marker-start-width="0.425cm" draw:marker-end-width="0.425cm" draw:fill="none" draw:textarea-horizontal-align="justify" draw:textarea-vertical-align="middle" draw:auto-grow-height="false" fo:min-height="0.411cm" fo:min-width="0.501cm" fo:padding-top="0.023cm" fo:padding-bottom="0.023cm" fo:padding-left="0.023cm" fo:padding-right="0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<draw:g text:anchor-type="paragraph" draw:z-index="82" draw:name="Forme5" draw:style-name="gr10"><draw:custom-shape draw:style-name="gr11" draw:text-style-name="P67" svg:width="3.964cm" svg:height="0.641cm" draw:transform="skewX (0.00279252680319092) rotate (0.0872664625997165) translate (-0.518583333333333cm -0.296333333333333cm)"><text:p text:style-name="P66"><text:span text:style-name="T8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79"><draw:text-box fo:min-height="3.93cm"><text:section text:style-name="Sect1" text:name="Section11"><text:p text:style-name="Text_20_body"><text:span text:style-name="_5f_Caractères_5f_gras"><text:span text:style-name="T9">Calcule astucieusement et sans calculatrice :</text:span></text:span></text:p><text:p text:style-name="Text_20_body"><text:span text:style-name="_5f_Caractères"><text:span text:style-name="T50">F =</text:span></text:span><text:span text:style-name="_5f_Caractères"><text:span text:style-name="T51"> </text:span></text:span><text:span text:style-name="_5f_Caractères"><text:span text:style-name="T13">77 × 123 − 77 × 23</text:span></text:span></text:p><text:h text:style-name="_5f_Paragraphe" text:outline-level="1"><draw:custom-shape text:anchor-type="paragraph" draw:z-index="81" draw:name="Forme 2" draw:style-name="gr12" draw:text-style-name="P68" svg:width="0.593cm" svg:height="0.503cm" svg:x="0.557cm" svg:y="0.63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0" draw:name="Forme 1" draw:style-name="gr12" draw:text-style-name="P68" svg:width="0.593cm" svg:height="0.503cm" svg:x="2.547cm" svg:y="0.6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Numéros_20_second_20_exercices">Correction</text:span></text:h><text:section text:style-name="Sect1" text:name="Section1"><text:h text:style-name="_5f_Paragraphe" text:outline-level="1"><text:span text:style-name="_5f_Caractères"><text:span text:style-name="T9">F =</text:span></text:span><text:span text:style-name="_5f_Caractères"><text:span text:style-name="T13"> </text:span></text:span><text:span text:style-name="_5f_Caractères_5f_gras"><text:span text:style-name="T11">77</text:span></text:span><text:span text:style-name="_5f_Caractères"><text:span text:style-name="T13"> × 123 − </text:span></text:span><text:span text:style-name="_5f_Caractères_5f_gras"><text:span text:style-name="T11">77</text:span></text:span><text:span text:style-name="_5f_Caractères"><text:span text:style-name="T13"> × 23</text:span></text:span></text:h><text:h text:style-name="_5f_Paragraphe" text:outline-level="1"><text:span text:style-name="_5f_Caractères">F = </text:span><text:span text:style-name="_5f_Caractères_5f_gras">77</text:span><text:span text:style-name="_5f_Caractères"> × (123 − 23)</text:span></text:h><text:h text:style-name="_5f_Paragraphe" text:outline-level="1"><text:span text:style-name="_5f_Caractères">F = 77 ×  <text:s text:c="5"/>100</text:span></text:h><text:h text:style-name="_5f_Paragraphe" text:outline-level="1"><text:span text:style-name="_5f_Caractères">F = 7 700</text:span></text:h></text:section></text:section></draw:text-box></draw:frame><text:span text:style-name="_5f_Caractères_5f_gras"/></text:h>
      <text:list text:style-name="_5f_Numérotation_20_des_20_exercices">
        <text:list-item>
          <text:h text:style-name="P60" text:outline-level="1"><text:span text:style-name="_5f_Caractères">Effectue les calculs suivants de manière astucieuse. <text:s/></text:span></text:h>
          <text:list>
            <text:list-header>
              <text:p text:style-name="P55"><text:span text:style-name="_5f_Caractères">A = 108 × 26 − 8 × 26</text:span></text:p>
            </text:list-header>
          </text:list>
        </text:list-item>
      </text:list>
      <text:p text:style-name="P15"><text:span text:style-name="_5f_Caractères">A = (</text:span><text:span text:style-name="_5f_pointillés_20_gris"><text:span text:style-name="T18">108</text:span></text:span><text:span text:style-name="_5f_pointillés_20_gris"> </text:span><text:span text:style-name="_5f_Caractères"><text:span text:style-name="T24">−</text:span></text:span><text:span text:style-name="_5f_Caractères"> </text:span><text:span text:style-name="_5f_pointillés_20_gris"><text:span text:style-name="T18">8</text:span></text:span><text:span text:style-name="_5f_pointillés_20_gris"><text:span text:style-name="T15">)</text:span></text:span><text:span text:style-name="_5f_Caractères"> × 26</text:span></text:p>
      <text:p text:style-name="P15"><text:span text:style-name="_5f_Caractères">A =</text:span><text:span text:style-name="_5f_pointillés_20_gris"> </text:span><text:span text:style-name="_5f_pointillés_20_gris"><text:span text:style-name="T18">100</text:span></text:span><text:span text:style-name="_5f_Caractères"><text:span text:style-name="T52"> × 26</text:span></text:span></text:p>
      <text:p text:style-name="P15"><text:span text:style-name="_5f_Caractères"><text:span text:style-name="T52">A =</text:span></text:span><text:span text:style-name="_5f_pointillés_20_gris"> </text:span><text:span text:style-name="_5f_Caractères"><text:span text:style-name="T52">2</text:span></text:span><text:span text:style-name="_5f_Caractères"><text:span text:style-name="T60"> </text:span></text:span><text:span text:style-name="_5f_Caractères"><text:span text:style-name="T52">6</text:span></text:span><text:span text:style-name="_5f_Caractères"><text:span text:style-name="T55">00</text:span></text:span></text:p>
      <text:p text:style-name="P57"><text:span text:style-name="_5f_Caractères">B = 71 × 41 + 41 × 29</text:span></text:p>
      <text:p text:style-name="P15"><text:span text:style-name="_5f_Caractères">B =</text:span><text:span text:style-name="_5f_pointillés_20_gris"> </text:span><text:span text:style-name="_5f_Caractères"><text:span text:style-name="T59">41</text:span></text:span><text:span text:style-name="_5f_Caractères"><text:span text:style-name="T77"> × (</text:span></text:span><text:span text:style-name="_5f_Caractères"><text:span text:style-name="T59">71</text:span></text:span><text:span text:style-name="_5f_Caractères"><text:span text:style-name="T77"> + </text:span></text:span><text:span text:style-name="_5f_Caractères"><text:span text:style-name="T78">2</text:span></text:span><text:span text:style-name="_5f_Caractères"><text:span text:style-name="T61">9</text:span></text:span><text:span text:style-name="_5f_Caractères"><text:span text:style-name="T77">)</text:span></text:span></text:p>
      <text:p text:style-name="P15"><text:span text:style-name="_5f_Caractères">B =</text:span><text:span text:style-name="_5f_pointillés_20_gris"> </text:span><text:span text:style-name="_5f_Caractères"><text:span text:style-name="T59">41</text:span></text:span><text:span text:style-name="_5f_Caractères"><text:span text:style-name="T77"> × </text:span></text:span><text:span text:style-name="_5f_Caractères"><text:span text:style-name="T78">100</text:span></text:span></text:p>
      <text:p text:style-name="P15"><text:span text:style-name="_5f_Caractères"><text:span text:style-name="T53">B</text:span></text:span><text:span text:style-name="_5f_Caractères"><text:span text:style-name="T54"> =</text:span></text:span><text:span text:style-name="_5f_pointillés_20_gris"><text:span text:style-name="T58"> </text:span></text:span><text:span text:style-name="_5f_Caractères"><text:span text:style-name="T59">4</text:span></text:span><text:span text:style-name="_5f_Caractères"><text:span text:style-name="T60"> </text:span></text:span><text:span text:style-name="_5f_Caractères"><text:span text:style-name="T59">1</text:span></text:span><text:span text:style-name="_5f_Caractères"><text:span text:style-name="T54">00</text:span></text:span></text:p>
      <text:list text:continue-numbering="true" text:style-name="_5f_Numérotation_20_des_20_exercices">
        <text:list-item>
          <text:list>
            <text:list-header>
              <text:p text:style-name="P55"><text:span text:style-name="_5f_Caractères"><text:span text:style-name="T12">C</text:span></text:span><text:span text:style-name="_5f_Caractères"><text:span text:style-name="T10"> = 16 × 0,5 − 9 × 0,5 + 43 × 0,5 </text:span></text:span></text:p>
            </text:list-header>
          </text:list>
        </text:list-item>
      </text:list>
      <text:h text:style-name="P13" text:outline-level="1"><text:span text:style-name="_5f_Caractères"><text:span text:style-name="T32">C</text:span></text:span><text:span text:style-name="_5f_Caractères"><text:span text:style-name="T31"> = </text:span></text:span><text:span text:style-name="_5f_pointillés_20_gris"><text:span text:style-name="T65">0,5</text:span></text:span><text:span text:style-name="_5f_pointillés_20_gris"><text:span text:style-name="T69"> </text:span></text:span><text:span text:style-name="_5f_Caractères"><text:span text:style-name="T70">× (</text:span></text:span><text:span text:style-name="_5f_opensymbol"><text:span text:style-name="T66">1</text:span></text:span><text:span text:style-name="_5f_opensymbol"><text:span text:style-name="T65">6</text:span></text:span><text:span text:style-name="_5f_opensymbol"><text:span text:style-name="T67"> </text:span></text:span><text:span text:style-name="_5f_Caractères"><text:span text:style-name="T70">− </text:span></text:span><text:span text:style-name="_5f_Caractères"><text:span text:style-name="T64">9 </text:span></text:span><text:span text:style-name="_5f_Caractères"><text:span text:style-name="T73">+ </text:span></text:span><text:span text:style-name="_5f_Caractères"><text:span text:style-name="T64">43</text:span></text:span><text:span text:style-name="_5f_Caractères"><text:span text:style-name="T70">)</text:span></text:span></text:h>
      <text:h text:style-name="P14" text:outline-level="1"><text:span text:style-name="_5f_Caractères"><text:span text:style-name="T32">C</text:span></text:span><text:span text:style-name="_5f_Caractères"><text:span text:style-name="T31"> = </text:span></text:span><text:span text:style-name="_5f_pointillés_20_gris"><text:span text:style-name="T65">0,5</text:span></text:span><text:span text:style-name="_5f_pointillés_20_gris"><text:span text:style-name="T69"> </text:span></text:span><text:span text:style-name="_5f_Caractères"><text:span text:style-name="T70">× </text:span></text:span><text:span text:style-name="_5f_Caractères"><text:span text:style-name="T64">50</text:span></text:span></text:h>
      <text:h text:style-name="P13" text:outline-level="1"><text:span text:style-name="_5f_Caractères"><text:span text:style-name="T17">C</text:span></text:span><text:span text:style-name="_5f_Caractères"><text:span text:style-name="T16"> = </text:span></text:span><text:span text:style-name="_5f_pointillés_20_gris"><text:span text:style-name="T68">2</text:span></text:span><text:span text:style-name="_5f_pointillés_20_gris"><text:span text:style-name="T65">5</text:span></text:span></text:h>
      <text:list text:continue-numbering="true" text:style-name="_5f_Numérotation_20_des_20_exercices">
        <text:list-item>
          <text:list>
            <text:list-header>
              <text:p text:style-name="P55"><text:span text:style-name="_5f_Caractères"><text:span text:style-name="T12">D</text:span></text:span><text:span text:style-name="_5f_Caractères"><text:span text:style-name="T10"> = 116 × 4,31 + 4,31 × 22 − 4,31 × 38</text:span></text:span><text:span text:style-name="_5f_Caractères_5f_gras"><text:span text:style-name="T10"> </text:span></text:span></text:p>
            </text:list-header>
          </text:list>
        </text:list-item>
      </text:list>
      <text:h text:style-name="P13" text:outline-level="1"><text:span text:style-name="_5f_Caractères"><text:span text:style-name="T32">D</text:span></text:span><text:span text:style-name="_5f_Caractères"><text:span text:style-name="T31"> = </text:span></text:span><text:span text:style-name="_5f_pointillés_20_gris"><text:span text:style-name="T65">4,31</text:span></text:span><text:span text:style-name="_5f_pointillés_20_gris"><text:span text:style-name="T69"> </text:span></text:span><text:span text:style-name="_5f_Caractères"><text:span text:style-name="T70">× (</text:span></text:span><text:span text:style-name="_5f_Caractères"><text:span text:style-name="T71">1</text:span></text:span><text:span text:style-name="_5f_opensymbol"><text:span text:style-name="T66">1</text:span></text:span><text:span text:style-name="_5f_opensymbol"><text:span text:style-name="T65">6</text:span></text:span><text:span text:style-name="_5f_opensymbol"><text:span text:style-name="T67"> </text:span></text:span><text:span text:style-name="_5f_Caractères"><text:span text:style-name="T73">+ </text:span></text:span><text:span text:style-name="_5f_Caractères"><text:span text:style-name="T64">22 </text:span></text:span><text:span text:style-name="_5f_Caractères"><text:span text:style-name="T70">− </text:span></text:span><text:span text:style-name="_5f_Caractères"><text:span text:style-name="T64">38</text:span></text:span><text:span text:style-name="_5f_Caractères"><text:span text:style-name="T70">)</text:span></text:span></text:h>
      <text:h text:style-name="P14" text:outline-level="1"><text:span text:style-name="_5f_Caractères"><text:span text:style-name="T32">D</text:span></text:span><text:span text:style-name="_5f_Caractères"><text:span text:style-name="T31"> = </text:span></text:span><text:span text:style-name="_5f_pointillés_20_gris"><text:span text:style-name="T65">4,31</text:span></text:span><text:span text:style-name="_5f_pointillés_20_gris"><text:span text:style-name="T69"> </text:span></text:span><text:span text:style-name="_5f_Caractères"><text:span text:style-name="T70">× </text:span></text:span><text:span text:style-name="_5f_Caractères"><text:span text:style-name="T64">100</text:span></text:span></text:h>
      <text:p text:style-name="P16"><text:span text:style-name="_5f_Caractères"><text:span text:style-name="T17">D</text:span></text:span><text:span text:style-name="_5f_Caractères"><text:span text:style-name="T16"> = </text:span></text:span><text:span text:style-name="_5f_pointillés_20_gris"><text:span text:style-name="T65">431</text:span></text:span></text:p>
      <text:h text:style-name="_5f_Paragraphe" text:outline-level="1"><text:span text:style-name="_5f_Caractères_5f_gras"/></text:h>
      <text:list text:continue-numbering="true" text:style-name="_5f_Numérotation_20_des_20_exercices">
        <text:list-item>
          <text:h text:style-name="P59" text:outline-level="1"><text:span text:style-name="_5f_Caractères_5f_gras">Comparaison de méthodes</text:span></text:h>
          <text:list>
            <text:list-item>
              <text:p text:style-name="P56"><text:span text:style-name="_5f_Caractères">Effectue le calcul suivant sans calculatrice.</text:span></text:p>
            </text:list-item>
          </text:list>
        </text:list-item>
      </text:list>
      <text:h text:style-name="P13" text:outline-level="1"><text:span text:style-name="_5f_Caractères">A = </text:span><text:span text:style-name="_5f_Caractères"><text:span text:style-name="T80">97 × 27</text:span></text:span><text:span text:style-name="_5f_Caractères"> + </text:span><text:span text:style-name="_5f_Caractères"><text:span text:style-name="T80">3 × 27</text:span></text:span></text:h>
      <text:p text:style-name="P15"><text:span text:style-name="_5f_Caractères">A = </text:span><text:span text:style-name="_5f_Caractères"><text:span text:style-name="T61">2</text:span></text:span><text:span text:style-name="_5f_Caractères"><text:span text:style-name="T60"> </text:span></text:span><text:span text:style-name="_5f_Caractères"><text:span text:style-name="T61">619</text:span></text:span><text:span text:style-name="_5f_Caractères"><text:span text:style-name="T77"> + </text:span></text:span><text:span text:style-name="_5f_Caractères"><text:span text:style-name="T61">81</text:span></text:span></text:p>
      <text:p text:style-name="P15"><text:span text:style-name="_5f_Caractères">A =</text:span><text:span text:style-name="_5f_pointillés_20_gris"> </text:span><text:span text:style-name="_5f_Caractères"><text:span text:style-name="T61">2</text:span></text:span><text:span text:style-name="_5f_Caractères"><text:span text:style-name="T60"> </text:span></text:span><text:span text:style-name="_5f_Caractères"><text:span text:style-name="T61">7</text:span></text:span><text:span text:style-name="_5f_Caractères"><text:span text:style-name="T72">00</text:span></text:span></text:p>
      <text:list text:continue-numbering="true" text:style-name="_5f_Numérotation_20_des_20_exercices">
        <text:list-item>
          <text:list>
            <text:list-item>
              <text:p text:style-name="P55"><text:span text:style-name="_5f_Caractères">Factorise puis calcule </text:span><text:span text:style-name="_5f_Caractères"><text:span text:style-name="T81">cette même </text:span></text:span><text:span text:style-name="_5f_Caractères">expression.</text:span></text:p>
            </text:list-item>
          </text:list>
        </text:list-item>
      </text:list>
      <text:h text:style-name="P13" text:outline-level="1"><text:span text:style-name="_5f_Caractères">A = 97 × 27 + 3 × 27</text:span></text:h>
      <text:p text:style-name="P15"><text:span text:style-name="_5f_Caractères">A =</text:span><text:span text:style-name="_5f_pointillés_20_gris"> </text:span><text:span text:style-name="_5f_Caractères"><text:span text:style-name="T61">27</text:span></text:span><text:span text:style-name="_5f_Caractères"><text:span text:style-name="T77"> × (</text:span></text:span><text:span text:style-name="_5f_Caractères"><text:span text:style-name="T61">97</text:span></text:span><text:span text:style-name="_5f_Caractères"><text:span text:style-name="T77"> + </text:span></text:span><text:span text:style-name="_5f_Caractères"><text:span text:style-name="T61">3</text:span></text:span><text:span text:style-name="_5f_Caractères"><text:span text:style-name="T77">)</text:span></text:span></text:p>
      <text:p text:style-name="P15"><text:span text:style-name="_5f_Caractères">A = </text:span><text:span text:style-name="_5f_Caractères"><text:span text:style-name="T61">27</text:span></text:span><text:span text:style-name="_5f_Caractères"><text:span text:style-name="T77"> × </text:span></text:span><text:span text:style-name="_5f_Caractères"><text:span text:style-name="T79">100</text:span></text:span></text:p>
      <text:p text:style-name="P15"><text:span text:style-name="_5f_Caractères"><text:span text:style-name="T76">A = </text:span></text:span><text:span text:style-name="_5f_Caractères"><text:span text:style-name="T61">2</text:span></text:span><text:span text:style-name="_5f_Caractères"><text:span text:style-name="T60"> </text:span></text:span><text:span text:style-name="_5f_Caractères"><text:span text:style-name="T61">700</text:span></text:span></text:p>
      <text:list text:continue-numbering="true" text:style-name="_5f_Numérotation_20_des_20_exercices">
        <text:list-item>
          <text:list>
            <text:list-item>
              <text:p text:style-name="P53"><text:span text:style-name="_5f_Caractères"><text:span text:style-name="T82">Entre les méthodes utilisées dans les questions </text:span></text:span><text:span text:style-name="_5f_Numéros_20_second_20_exercices">a.</text:span><text:span text:style-name="_5f_Caractères"> et </text:span><text:span text:style-name="_5f_Numéros_20_second_20_exercices">b.</text:span><text:span text:style-name="_5f_Caractères">, </text:span><text:span text:style-name="_5f_Caractères"><text:span text:style-name="T82">laquelle te para</text:span></text:span><text:span text:style-name="_5f_Caractères"><text:span text:style-name="T83">î</text:span></text:span><text:span text:style-name="_5f_Caractères"><text:span text:style-name="T82">t</text:span></text:span><text:span text:style-name="_5f_Caractères"> la plus simple ? </text:span></text:p>
            </text:list-item>
          </text:list>
        </text:list-item>
      </text:list>
      <text:h text:style-name="P50" text:outline-level="1"><text:span text:style-name="_5f_Caractères"><text:span text:style-name="T56">La</text:span></text:span><text:span text:style-name="_5f_Caractères"><text:span text:style-name="T57"> méthode utilisée dans l</text:span></text:span><text:span text:style-name="_5f_Caractères"><text:span text:style-name="T56">a</text:span></text:span><text:span text:style-name="_5f_Caractères"><text:span text:style-name="T57"> question </text:span></text:span><text:span text:style-name="_5f_Numéros_20_second_20_exercices"><text:span text:style-name="T52">b.</text:span></text:span><text:span text:style-name="_5f_Caractères"><text:span text:style-name="T52"> </text:span></text:span><text:span text:style-name="_5f_Caractères"><text:span text:style-name="T63">es</text:span></text:span><text:span text:style-name="_5f_Caractères"><text:span text:style-name="T57">t</text:span></text:span><text:span text:style-name="_5f_Caractères"><text:span text:style-name="T52"> la plus simple </text:span></text:span><text:span text:style-name="_5f_Caractères"><text:span text:style-name="T74">car elle occasionne moins de calculs complexes</text:span></text:span><text:span text:style-name="_5f_Caractères"><text:span text:style-name="T52">.</text:span></text:span></text:h>
      <text:list text:continue-numbering="true" text:style-name="_5f_Numérotation_20_des_20_exercices">
        <text:list-item>
          <text:list>
            <text:list-item>
              <text:p text:style-name="P56"><text:span text:style-name="_5f_Caractères">Calcule B = 1</text:span><text:span text:style-name="_5f_Caractères"><text:span text:style-name="T83"> </text:span></text:span><text:span text:style-name="_5f_Caractères">215 × 47 − 47 × 215 </text:span><text:span text:style-name="_5f_Caractères"><text:span text:style-name="T15">avec la méthode qui t'ai apparue la plus simple.</text:span></text:span><text:span text:style-name="_5f_Caractères"> </text:span></text:p>
            </text:list-item>
          </text:list>
        </text:list-item>
      </text:list>
      <text:h text:style-name="P13" text:outline-level="1"><text:span text:style-name="_5f_Caractères"><text:span text:style-name="T63">B</text:span></text:span><text:span text:style-name="_5f_Caractères"><text:span text:style-name="T52"> =</text:span></text:span><text:span text:style-name="_5f_pointillés_20_gris"><text:span text:style-name="T52"> </text:span></text:span><text:span text:style-name="_5f_Caractères"><text:span text:style-name="T61">47</text:span></text:span><text:span text:style-name="_5f_Caractères"><text:span text:style-name="T77"> × (</text:span></text:span><text:span text:style-name="_5f_Caractères"><text:span text:style-name="T61">1</text:span></text:span><text:span text:style-name="_5f_Caractères"><text:span text:style-name="T60"> </text:span></text:span><text:span text:style-name="_5f_Caractères"><text:span text:style-name="T61">215</text:span></text:span><text:span text:style-name="_5f_Caractères"><text:span text:style-name="T77"> − </text:span></text:span><text:span text:style-name="_5f_Caractères"><text:span text:style-name="T61">215</text:span></text:span><text:span text:style-name="_5f_Caractères"><text:span text:style-name="T77">)</text:span></text:span></text:h>
      <text:h text:style-name="P14" text:outline-level="1"><text:span text:style-name="_5f_Caractères"><text:span text:style-name="T63">B</text:span></text:span><text:span text:style-name="_5f_Caractères"><text:span text:style-name="T52"> = </text:span></text:span><text:span text:style-name="_5f_Caractères"><text:span text:style-name="T56">4</text:span></text:span><text:span text:style-name="_5f_Caractères"><text:span text:style-name="T61">7</text:span></text:span><text:span text:style-name="_5f_Caractères"><text:span text:style-name="T77"> × </text:span></text:span><text:span text:style-name="_5f_Caractères"><text:span text:style-name="T79">1</text:span></text:span><text:span text:style-name="_5f_Caractères"><text:span text:style-name="T60"> </text:span></text:span><text:span text:style-name="_5f_Caractères"><text:span text:style-name="T79">000</text:span></text:span></text:h>
      <text:h text:style-name="P14" text:outline-level="1"><text:span text:style-name="_5f_Caractères"><text:span text:style-name="T61">B</text:span></text:span><text:span text:style-name="_5f_Caractères"><text:span text:style-name="T75"> = 4</text:span></text:span><text:span text:style-name="_5f_Caractères"><text:span text:style-name="T61">7</text:span></text:span><text:span text:style-name="_5f_Caractères"><text:span text:style-name="T60"> </text:span></text:span><text:span text:style-name="_5f_Caractères"><text:span text:style-name="T61">000</text:span></text:span></text:h>
      <text:list xml:id="list175930921833955" text:continue-numbering="true" text:style-name="_5f_Numérotation_20_des_20_exercices">
        <text:list-item>
          <text:h text:style-name="P58" text:outline-level="1"><text:span text:style-name="_5f_Caractères_5f_gras">Sans calculatrice !</text:span></text:h>
        </text:list-item>
      </text:list>
      <text:list text:style-name="_5f_Numérotation_20_des_20_exercices">
        <text:list-item>
          <text:list>
            <text:list-item text:start-value="1">
              <text:p text:style-name="P55"><text:span text:style-name="_5f_Caractères">La somme 7 500 + 750 + 75 est le produit de 75 par un nombre. Lequel ?</text:span></text:p>
            </text:list-item>
          </text:list>
        </text:list-item>
      </text:list>
      <text:h text:style-name="P14" text:outline-level="1"><text:span text:style-name="_5f_Caractères"><text:span text:style-name="T37">Comme</text:span></text:span><text:span text:style-name="_5f_Caractères"><text:span text:style-name="T38"> </text:span></text:span><text:span text:style-name="_5f_Caractères"><text:span text:style-name="T37">: 75 × (100 + 10 + 1) = 75 × 111, la somme 7 500 + 750 + 75 est le produit de 75 par 111. </text:span></text:span></text:h>
      <text:list text:continue-numbering="true" text:style-name="_5f_Numérotation_20_des_20_exercices">
        <text:list-item>
          <text:list>
            <text:list-item>
              <text:p text:style-name="P55"><text:span text:style-name="_5f_Caractères"><text:span text:style-name="T84">La somme 32 000 + 320 est le produit de 32 par un nombre. Lequel ?</text:span></text:span></text:p>
            </text:list-item>
          </text:list>
        </text:list-item>
      </text:list>
      <text:h text:style-name="P14" text:outline-level="1"><text:span text:style-name="_5f_Caractères"><text:span text:style-name="T34">Comme</text:span></text:span><text:span text:style-name="_5f_Caractères"><text:span text:style-name="T35"> </text:span></text:span><text:span text:style-name="_5f_Caractères"><text:span text:style-name="T34">: </text:span></text:span><text:span text:style-name="_5f_Caractères"><text:span text:style-name="T62">32</text:span></text:span><text:span text:style-name="_5f_Caractères"><text:span text:style-name="T26"> × (</text:span></text:span><text:span text:style-name="_5f_Caractères"><text:span text:style-name="T62">1</text:span></text:span><text:span text:style-name="_5f_Caractères"><text:span text:style-name="T60"> </text:span></text:span><text:span text:style-name="_5f_Caractères"><text:span text:style-name="T62">000</text:span></text:span><text:span text:style-name="_5f_Caractères"><text:span text:style-name="T26"> + </text:span></text:span><text:span text:style-name="_5f_Caractères"><text:span text:style-name="T62">10</text:span></text:span><text:span text:style-name="_5f_Caractères"><text:span text:style-name="T26">)</text:span></text:span><text:span text:style-name="_5f_Caractères"><text:span text:style-name="T34"> = </text:span></text:span><text:span text:style-name="_5f_Caractères"><text:span text:style-name="T62">32</text:span></text:span><text:span text:style-name="_5f_Caractères"><text:span text:style-name="T26"> × 1</text:span></text:span><text:span text:style-name="_5f_Caractères"><text:span text:style-name="T60"> </text:span></text:span><text:span text:style-name="_5f_Caractères"><text:span text:style-name="T26">010</text:span></text:span><text:span text:style-name="_5f_Caractères"><text:span text:style-name="T34">, la somme </text:span></text:span><text:span text:style-name="_5f_Caractères"><text:span text:style-name="T36">32 000 + 320</text:span></text:span><text:span text:style-name="_5f_Caractères"><text:span text:style-name="T34"> est le produit de </text:span></text:span><text:span text:style-name="_5f_Caractères"><text:span text:style-name="T35">32</text:span></text:span><text:span text:style-name="_5f_Caractères"><text:span text:style-name="T34"> par </text:span></text:span><text:span text:style-name="_5f_Caractères"><text:span text:style-name="T26">1</text:span></text:span><text:span text:style-name="_5f_Caractères"><text:span text:style-name="T60"> </text:span></text:span><text:span text:style-name="_5f_Caractères"><text:span text:style-name="T26">010</text:span></text:span><text:span text:style-name="_5f_Caractères"><text:span text:style-name="T34">. </text:span></text:span></text:h>
      <text:list text:continue-list="list175930921833955" text:style-name="_5f_Numérotation_20_des_20_exercices">
        <text:list-item>
          <text:h text:style-name="P60" text:outline-level="1"><text:span text:style-name="_5f_Caractères">En justifiant tes réponses et sans effectuer les opérations, indique si les calculs suivants sont égaux à 37 × 28. </text:span></text:h>
        </text:list-item>
      </text:list>
      <text:section text:style-name="Sect2" text:name="Section50">
        <text:list text:continue-numbering="true" text:style-name="_5f_Numérotation_20_des_20_exercices">
          <text:list-item>
            <text:list>
              <text:list-item>
                <text:p text:style-name="P54"><text:span text:style-name="_5f_Caractères">36 + 1 × 28</text:span></text:p>
              </text:list-item>
            </text:list>
          </text:list-item>
        </text:list>
        <text:h text:style-name="P50" text:outline-level="1"><text:span text:style-name="_5f_pointillés_20_gris"><text:span text:style-name="T31">non </text:span></text:span><text:span text:style-name="_5f_pointillés_20_gris"><text:span text:style-name="T40">car</text:span></text:span><text:span text:style-name="_5f_pointillés_20_gris"><text:span text:style-name="T31"> multiplication priorit</text:span></text:span><text:span text:style-name="_5f_pointillés_20_gris"><text:span text:style-name="T40">aire </text:span></text:span><text:span text:style-name="_5f_pointillés_20_gris"><text:span text:style-name="T31">sur l'addition.</text:span></text:span></text:h>
        <text:list text:continue-numbering="true" text:style-name="_5f_Numérotation_20_des_20_exercices">
          <text:list-item>
            <text:list>
              <text:list-item>
                <text:p text:style-name="P54"><text:span text:style-name="_5f_Caractères">(36 + 1) × (29 − 1)</text:span></text:p>
              </text:list-item>
            </text:list>
          </text:list-item>
        </text:list>
        <text:h text:style-name="P14" text:outline-level="1"><text:span text:style-name="_5f_pointillés_20_gris"><text:span text:style-name="T31">oui, priorité </text:span></text:span><text:span text:style-name="_5f_pointillés_20_gris"><text:span text:style-name="T38">aux</text:span></text:span><text:span text:style-name="_5f_pointillés_20_gris"><text:span text:style-name="T31"> calculs entre parenthèses.</text:span></text:span></text:h>
        <text:h text:style-name="P14" text:outline-level="1"><text:span text:style-name="_5f_pointillés_20_gris"><text:span text:style-name="T31"/></text:span></text:h>
        <text:list text:continue-numbering="true" text:style-name="_5f_Numérotation_20_des_20_exercices">
          <text:list-item>
            <text:list>
              <text:list-item>
                <text:p text:style-name="P54"><text:span text:style-name="_5f_Caractères">37 × 27 + </text:span><text:span text:style-name="_5f_Caractères"><text:span text:style-name="T14">3</text:span></text:span><text:span text:style-name="_5f_Caractères">7</text:span></text:p>
              </text:list-item>
            </text:list>
          </text:list-item>
        </text:list>
        <text:h text:style-name="P51" text:outline-level="1"><text:span text:style-name="_5f_pointillés_20_gris"><text:span text:style-name="T31">oui, </text:span></text:span><text:span text:style-name="_5f_pointillés_20_gris"><text:span text:style-name="T19">3</text:span></text:span><text:span text:style-name="_5f_pointillés_20_gris"><text:span text:style-name="T31">7 = </text:span></text:span><text:span text:style-name="_5f_pointillés_20_gris"><text:span text:style-name="T19">3</text:span></text:span><text:span text:style-name="_5f_pointillés_20_gris"><text:span text:style-name="T31">7 </text:span></text:span><text:span text:style-name="_5f_opensymbol"><text:span text:style-name="T31">×</text:span></text:span><text:span text:style-name="_5f_opensymbol"><text:span text:style-name="T38"> </text:span></text:span><text:span text:style-name="_5f_pointillés_20_gris"><text:span text:style-name="T31">1 </text:span></text:span><text:span text:style-name="_5f_pointillés_20_gris"><text:span text:style-name="T39">et</text:span></text:span><text:span text:style-name="_5f_pointillés_20_gris"><text:span text:style-name="T31"> </text:span></text:span><text:span text:style-name="_5f_pointillés_20_gris"><text:span text:style-name="T40">e</text:span></text:span><text:span text:style-name="_5f_pointillés_20_gris"><text:span text:style-name="T31">n factorisant par 37 on obtient </text:span></text:span><text:span text:style-name="_5f_pointillés_20_gris"><text:span text:style-name="T19">3</text:span></text:span><text:span text:style-name="_5f_pointillés_20_gris"><text:span text:style-name="T31">7 </text:span></text:span><text:span text:style-name="_5f_opensymbol"><text:span text:style-name="T31">×</text:span></text:span><text:span text:style-name="_5f_opensymbol"><text:span text:style-name="T38"> </text:span></text:span><text:span text:style-name="_5f_opensymbol"><text:span text:style-name="T49">(27 + </text:span></text:span><text:span text:style-name="_5f_pointillés_20_gris"><text:span text:style-name="T48">1</text:span></text:span><text:span text:style-name="_5f_pointillés_20_gris"><text:span text:style-name="T49">)</text:span></text:span><text:span text:style-name="_5f_pointillés_20_gris"><text:span text:style-name="T31">.</text:span></text:span></text:h>
        <text:list text:continue-numbering="true" text:style-name="_5f_Numérotation_20_des_20_exercices">
          <text:list-item>
            <text:list>
              <text:list-item>
                <text:p text:style-name="P54"><text:span text:style-name="_5f_Caractères">(30 + 7) × 28</text:span></text:p>
              </text:list-item>
            </text:list>
          </text:list-item>
        </text:list>
        <text:h text:style-name="P13" text:outline-level="1"><text:span text:style-name="_5f_pointillés_20_gris"><text:span text:style-name="T31">oui, priorité </text:span></text:span><text:span text:style-name="_5f_pointillés_20_gris"><text:span text:style-name="T38">aux</text:span></text:span><text:span text:style-name="_5f_pointillés_20_gris"><text:span text:style-name="T31"> calculs entre parenthèses.</text:span></text:span></text:h>
      </text:section>
      <text:h text:style-name="_5f_Paragraphe" text:outline-level="1"><text:span text:style-name="_5f_Caractères_5f_gras"/></text:h>
      <text:list text:continue-numbering="true" text:style-name="_5f_Numérotation_20_des_20_exercices">
        <text:list-item>
          <text:h text:style-name="P59" text:outline-level="1"><text:soft-page-break/><text:span text:style-name="_5f_Caractères_5f_gras">Programme de calcul</text:span></text:h>
        </text:list-item>
      </text:list>
      <text:h text:style-name="_5f_Paragraphe" text:outline-level="1"><text:span text:style-name="_5f_Caractères">Voici un programme de calcul :</text:span></text:h>
      <text:h text:style-name="_5f_Paragraphe_5f_Exemple_5f_sans_5f_Titre" text:outline-level="1"><text:span text:style-name="_5f_Caractères">• Choisir un nombre.</text:span></text:h>
      <text:h text:style-name="_5f_Paragraphe_5f_Exemple_5f_sans_5f_Titre" text:outline-level="1"><text:span text:style-name="_5f_Caractères">• Calculer son double et son triple.</text:span></text:h>
      <text:h text:style-name="_5f_Paragraphe_5f_Exemple_5f_sans_5f_Titre" text:outline-level="1"><text:span text:style-name="_5f_Caractères">• Ajouter les deux nombres obtenus dans l’étape précédente.</text:span></text:h>
      <text:h text:style-name="_5f_Paragraphe_5f_Exemple_5f_sans_5f_Titre" text:outline-level="1"><text:span text:style-name="_5f_Caractères">• Diviser le résultat obtenu par dix.</text:span></text:h>
      <text:list xml:id="list175931957519647" text:continue-numbering="true" text:style-name="_5f_Numérotation_20_des_20_exercices">
        <text:list-item>
          <text:list>
            <text:list-item text:start-value="1">
              <text:p text:style-name="P54"><text:span text:style-name="_5f_Caractères">Applique ce programme de calcul en prenant comme nombre de départ 4 puis 15,4.</text:span></text:p>
            </text:list-item>
          </text:list>
        </text:list-item>
      </text:list>
      <text:section text:style-name="Sect2" text:name="Section51">
        <text:list text:style-name="List_20_1">
          <text:list-item>
            <text:h text:style-name="_5f_Paragraphe_5f_Bullet" text:outline-level="1"><text:span text:style-name="_5f_Caractères_5f_correction">4</text:span></text:h>
          </text:list-item>
          <text:list-item>
            <text:h text:style-name="_5f_Paragraphe_5f_Bullet" text:outline-level="1"><text:span text:style-name="_5f_pointillés_20_gris"><text:span text:style-name="T28">4</text:span></text:span><text:span text:style-name="_5f_pointillés_20_gris"><text:span text:style-name="T69"> </text:span></text:span><text:span text:style-name="_5f_Caractères"><text:span text:style-name="T70">× </text:span></text:span><text:span text:style-name="_5f_pointillés_20_gris"><text:span text:style-name="T25">2 = 8</text:span></text:span></text:h>
          </text:list-item>
          <text:list-item>
            <text:h text:style-name="_5f_Paragraphe_5f_Bullet" text:outline-level="1"><text:span text:style-name="_5f_pointillés_20_gris"><text:span text:style-name="T28">4</text:span></text:span><text:span text:style-name="_5f_pointillés_20_gris"><text:span text:style-name="T69"> </text:span></text:span><text:span text:style-name="_5f_Caractères"><text:span text:style-name="T70">× </text:span></text:span><text:span text:style-name="_5f_pointillés_20_gris"><text:span text:style-name="T25">3 = 12</text:span></text:span></text:h>
          </text:list-item>
          <text:list-item>
            <text:h text:style-name="_5f_Paragraphe_5f_Bullet" text:outline-level="1"><text:span text:style-name="_5f_Caractères_5f_correction">8 + 12 = 20</text:span></text:h>
          </text:list-item>
          <text:list-item>
            <text:h text:style-name="_5f_Paragraphe_5f_Bullet" text:outline-level="1"><text:span text:style-name="_5f_pointillés_20_gris"><text:span text:style-name="T25">20 </text:span></text:span><text:span text:style-name="_5f_Caractères"><text:span text:style-name="T33">÷ </text:span></text:span><text:span text:style-name="_5f_pointillés_20_gris"><text:span text:style-name="T25">10 = 2</text:span></text:span></text:h>
          </text:list-item>
          <text:list-item>
            <text:h text:style-name="_5f_Paragraphe_5f_Bullet" text:outline-level="1"><text:span text:style-name="_5f_pointillés_20_gris"><text:span text:style-name="T22">15,</text:span></text:span><text:span text:style-name="_5f_pointillés_20_gris"><text:span text:style-name="T23">4</text:span></text:span></text:h>
          </text:list-item>
          <text:list-item>
            <text:h text:style-name="_5f_Paragraphe_5f_Bullet" text:outline-level="1"><text:span text:style-name="_5f_pointillés_20_gris"><text:span text:style-name="T22">15,</text:span></text:span><text:span text:style-name="_5f_pointillés_20_gris"><text:span text:style-name="T23">4</text:span></text:span><text:span text:style-name="_5f_pointillés_20_gris"><text:span text:style-name="T69"> </text:span></text:span><text:span text:style-name="_5f_Caractères"><text:span text:style-name="T70">× </text:span></text:span><text:span text:style-name="_5f_pointillés_20_gris"><text:span text:style-name="T25">2 = </text:span></text:span><text:span text:style-name="_5f_pointillés_20_gris"><text:span text:style-name="T27">30,</text:span></text:span><text:span text:style-name="_5f_pointillés_20_gris"><text:span text:style-name="T25">8</text:span></text:span></text:h>
          </text:list-item>
          <text:list-item>
            <text:h text:style-name="_5f_Paragraphe_5f_Bullet" text:outline-level="1"><text:span text:style-name="_5f_pointillés_20_gris"><text:span text:style-name="T29">15,4</text:span></text:span><text:span text:style-name="_5f_pointillés_20_gris"><text:span text:style-name="T69"> </text:span></text:span><text:span text:style-name="_5f_Caractères"><text:span text:style-name="T70">× </text:span></text:span><text:span text:style-name="_5f_pointillés_20_gris"><text:span text:style-name="T25">3 = </text:span></text:span><text:span text:style-name="_5f_pointillés_20_gris"><text:span text:style-name="T20">46,</text:span></text:span><text:span text:style-name="_5f_pointillés_20_gris"><text:span text:style-name="T25">2</text:span></text:span></text:h>
          </text:list-item>
          <text:list-item>
            <text:h text:style-name="_5f_Paragraphe_5f_Bullet" text:outline-level="1"><text:span text:style-name="_5f_pointillés_20_gris"><text:span text:style-name="T27">30,</text:span></text:span><text:span text:style-name="_5f_pointillés_20_gris"><text:span text:style-name="T25">8 + </text:span></text:span><text:span text:style-name="_5f_pointillés_20_gris"><text:span text:style-name="T20">46,</text:span></text:span><text:span text:style-name="_5f_pointillés_20_gris"><text:span text:style-name="T25">2 = </text:span></text:span><text:span text:style-name="_5f_pointillés_20_gris"><text:span text:style-name="T20">77</text:span></text:span></text:h>
          </text:list-item>
          <text:list-item>
            <text:h text:style-name="_5f_Paragraphe_5f_Bullet" text:outline-level="1"><text:span text:style-name="_5f_pointillés_20_gris"><text:span text:style-name="T20">77</text:span></text:span><text:span text:style-name="_5f_pointillés_20_gris"><text:span text:style-name="T25"> </text:span></text:span><text:span text:style-name="_5f_Caractères"><text:span text:style-name="T33">÷ </text:span></text:span><text:span text:style-name="_5f_pointillés_20_gris"><text:span text:style-name="T25">10 = </text:span></text:span><text:span text:style-name="_5f_pointillés_20_gris"><text:span text:style-name="T20">7,7</text:span></text:span></text:h>
          </text:list-item>
        </text:list>
      </text:section>
      <text:list text:continue-list="list175931957519647" text:style-name="_5f_Numérotation_20_des_20_exercices">
        <text:list-item>
          <text:list>
            <text:list-item>
              <text:p text:style-name="P54"><text:span text:style-name="_5f_Caractères">Que peux-tu conjecturer ? </text:span></text:p>
            </text:list-item>
          </text:list>
          <text:h text:style-name="P48" text:outline-level="1"><text:span text:style-name="_5f_pointillés_20_gris"><text:span text:style-name="T31">Le nombre final </text:span></text:span><text:span text:style-name="_5f_pointillés_20_gris"><text:span text:style-name="T41">semble être</text:span></text:span><text:span text:style-name="_5f_pointillés_20_gris"><text:span text:style-name="T31"> la moitié du nombre de départ.</text:span></text:span></text:h>
          <text:list text:continue-numbering="true">
            <text:list-item>
              <text:p text:style-name="_5f_Paragraphe_5f_avec_5f_Num_5f_Question"><text:span text:style-name="_5f_Caractères">En prenant </text:span><text:span text:style-name="_5f_Caractères_5f_Times_5f_13"><text:span text:style-name="T14">x</text:span></text:span><text:span text:style-name="_5f_Caractères"> comme nombre de départ, vérifie si ta conjecture est vraie ou fausse.</text:span></text:p>
            </text:list-item>
          </text:list>
        </text:list-item>
      </text:list>
      <text:list text:style-name="L1">
        <text:list-item>
          <text:h text:style-name="P49" text:outline-level="1"><text:span text:style-name="_5f_pointillés_20_gris"><text:span text:style-name="T42">x</text:span></text:span></text:h>
        </text:list-item>
        <text:list-item>
          <text:h text:style-name="P49" text:outline-level="1"><text:span text:style-name="_5f_pointillés_20_gris"><text:span text:style-name="T43">x</text:span></text:span><text:span text:style-name="_5f_pointillés_20_gris"><text:span text:style-name="T46"> </text:span></text:span><text:span text:style-name="_5f_Caractères"><text:span text:style-name="T30">× </text:span></text:span><text:span text:style-name="_5f_pointillés_20_gris"><text:span text:style-name="T25">2 = </text:span></text:span><text:span text:style-name="_5f_pointillés_20_gris"><text:span text:style-name="T21">2</text:span></text:span><text:span text:style-name="_5f_pointillés_20_gris"><text:span text:style-name="T44">x</text:span></text:span><text:span text:style-name="_5f_pointillés_20_gris"><text:span text:style-name="T45"> <text:s text:c="2"/></text:span></text:span><text:span text:style-name="_5f_pointillés_20_gris"><text:span text:style-name="T47">et</text:span></text:span><text:span text:style-name="_5f_pointillés_20_gris"><text:span text:style-name="T45"> <text:s text:c="3"/></text:span></text:span><text:span text:style-name="_5f_pointillés_20_gris"><text:span text:style-name="T43">x</text:span></text:span><text:span text:style-name="_5f_pointillés_20_gris"><text:span text:style-name="T46"> </text:span></text:span><text:span text:style-name="_5f_Caractères"><text:span text:style-name="T30">× </text:span></text:span><text:span text:style-name="_5f_pointillés_20_gris"><text:span text:style-name="T25">3 = </text:span></text:span><text:span text:style-name="_5f_pointillés_20_gris"><text:span text:style-name="T21">3</text:span></text:span><text:span text:style-name="_5f_pointillés_20_gris"><text:span text:style-name="T44">x</text:span></text:span></text:h>
        </text:list-item>
        <text:list-item>
          <text:h text:style-name="P49" text:outline-level="1"><text:span text:style-name="_5f_pointillés_20_gris"><text:span text:style-name="T21">2</text:span></text:span><text:span text:style-name="_5f_pointillés_20_gris"><text:span text:style-name="T44">x </text:span></text:span><text:span text:style-name="_5f_pointillés_20_gris"><text:span text:style-name="T25"> + </text:span></text:span><text:span text:style-name="_5f_pointillés_20_gris"><text:span text:style-name="T21">3</text:span></text:span><text:span text:style-name="_5f_pointillés_20_gris"><text:span text:style-name="T44">x</text:span></text:span><text:span text:style-name="_5f_pointillés_20_gris"><text:span text:style-name="T25"> = </text:span></text:span><text:span text:style-name="_5f_pointillés_20_gris"><text:span text:style-name="T21">5</text:span></text:span><text:span text:style-name="_5f_pointillés_20_gris"><text:span text:style-name="T44">x</text:span></text:span></text:h>
        </text:list-item>
        <text:list-item>
          <text:h text:style-name="P49" text:outline-level="1"><text:span text:style-name="_5f_pointillés_20_gris"><text:span text:style-name="T21">5</text:span></text:span><text:span text:style-name="_5f_pointillés_20_gris"><text:span text:style-name="T44">x </text:span></text:span><text:span text:style-name="_5f_pointillés_20_gris"><text:span text:style-name="T25"> </text:span></text:span><text:span text:style-name="_5f_Caractères"><text:span text:style-name="T33">÷ </text:span></text:span><text:span text:style-name="_5f_pointillés_20_gris"><text:span text:style-name="T25">10 = </text:span></text:span><text:span text:style-name="_5f_pointillés_20_gris"><text:span text:style-name="T44">x</text:span></text:span><text:span text:style-name="_5f_pointillés_20_gris"><text:span text:style-name="T25"> </text:span></text:span><text:span text:style-name="_5f_Caractères"><text:span text:style-name="T33">÷ </text:span></text:span><text:span text:style-name="_5f_pointillés_20_gris"><text:span text:style-name="T21">2</text:span></text:span></text:h>
        </text:list-item>
      </text:list>
      <text:h text:style-name="P14" text:outline-level="1"><text:span text:style-name="_5f_Caractères"><text:span text:style-name="T31">La conjecture est </text:span></text:span><text:span text:style-name="_5f_Caractères"><text:span text:style-name="T41">donc </text:span></text:span><text:span text:style-name="_5f_Caractères"><text:span text:style-name="T31">vraie.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_5f_Header_20_D_20_page_20_paire_20__28_G_29_">
      <style:text-properties officeooo:paragraph-rsid="00fe4814"/>
    </style:style>
    <style:style style:name="MP2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5" style:family="paragraph" style:parent-style-name="_5f_Footer_20_page_20_paire_20__28_G_29_">
      <style:text-properties officeooo:paragraph-rsid="0135ac9e"/>
    </style:style>
    <style:style style:name="MP26" style:family="paragraph" style:parent-style-name="_5f_Header_20_D_20_page_20_impaire_20__28_D_29_">
      <style:text-properties officeooo:rsid="0101821f" officeooo:paragraph-rsid="0101821f"/>
    </style:style>
    <style:style style:name="MP27" style:family="paragraph" style:parent-style-name="_5f_Header_20_D_20_page_20_paire_20__28_G_29_">
      <style:text-properties officeooo:rsid="0101821f" officeooo:paragraph-rsid="0101821f"/>
    </style:style>
    <style:style style:name="M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_5f_Header_20_M_20_page_20_paire_20__28_G_29_">
      <style:text-properties officeooo:rsid="0101a5c8" officeooo:paragraph-rsid="0101a5c8"/>
    </style:style>
    <style:style style:name="MP3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1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67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5</text:span></text:p></draw:text-box></draw:frame><draw:line text:anchor-type="paragraph" draw:z-index="71" draw:name="Ligne_Entete_Impair_Numerique_2col" draw:style-name="Mgr3" draw:text-style-name="MP3" svg:x1="16.023cm" svg:y1="0.36cm" svg:x2="20.496cm" svg:y2="0.36cm"><text:p/></draw:line><draw:line text:anchor-type="paragraph" draw:z-index="68" draw:name="Ligne_Verticale_Impair_Numerique_2col" draw:style-name="Mgr3" draw:text-style-name="MP3" svg:x1="9.477cm" svg:y1="2.007cm" svg:x2="9.477cm" svg:y2="27.044cm"><text:p/></draw:line><draw:g text:anchor-type="paragraph" draw:z-index="0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Factoriser</text:p>
      </style:header>
      <style:header-left>
        <text:p text:style-name="MP1"><draw:path text:anchor-type="paragraph" draw:z-index="22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74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5</text:span></text:p></draw:text-box></draw:frame><draw:line text:anchor-type="paragraph" draw:z-index="72" draw:name="Ligne_Entete_Pair_Numerique_2col" draw:style-name="Mgr3" draw:text-style-name="MP3" svg:x1="16.023cm" svg:y1="0.36cm" svg:x2="20.496cm" svg:y2="0.36cm"><text:p/></draw:line><draw:line text:anchor-type="paragraph" draw:z-index="73" draw:name="Ligne_Verticale_Pair_Numerique_2col" draw:style-name="Mgr3" draw:text-style-name="MP3" svg:x1="9.477cm" svg:y1="2.007cm" svg:x2="9.477cm" svg:y2="27.044cm"><text:p/></draw:line><draw:g text:anchor-type="paragraph" draw:z-index="1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Factoris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69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05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8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6" draw:name="Num_Serie_Impair_Geomet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1" draw:name="Ligne_Entete_Impair_Geometrie_1col" draw:style-name="Mgr7" draw:text-style-name="MP3" svg:x1="16.023cm" svg:y1="0.36cm" svg:x2="20.496cm" svg:y2="0.36cm"><text:p/></draw:line><draw:g text:anchor-type="paragraph" draw:z-index="2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8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5" draw:name="Num_Serie_Pair_Geomet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0" draw:name="Ligne_Entete_Pair_Geometrie_1col" draw:style-name="Mgr7" draw:text-style-name="MP3" svg:x1="16.023cm" svg:y1="0.36cm" svg:x2="20.496cm" svg:y2="0.36cm"><text:p/></draw:line><draw:g text:anchor-type="paragraph" draw:z-index="3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8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9" draw:name="Num_Serie_Impair_Geomet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2" draw:name="Ligne_Entete_Impair_Geometrie_2col" draw:style-name="Mgr7" draw:text-style-name="MP3" svg:x1="16.023cm" svg:y1="0.36cm" svg:x2="20.496cm" svg:y2="0.36cm"><text:p/></draw:line><draw:line text:anchor-type="paragraph" draw:z-index="57" draw:name="Ligne_Verticale_Impair_Geometrique_2col" draw:style-name="Mgr7" draw:text-style-name="MP3" svg:x1="9.477cm" svg:y1="1.949cm" svg:x2="9.477cm" svg:y2="26.986cm"><text:p/></draw:line><draw:g text:anchor-type="paragraph" draw:z-index="4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8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90" draw:name="Num_Serie_Pair_Geomet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3" draw:name="Ligne_Entete_Pair_Geometrie_2col" draw:style-name="Mgr7" draw:text-style-name="MP3" svg:x1="16.023cm" svg:y1="0.36cm" svg:x2="20.496cm" svg:y2="0.36cm"><text:p/></draw:line><draw:line text:anchor-type="paragraph" draw:z-index="58" draw:name="Ligne_Verticale_Pair_Geometrique_2col" draw:style-name="Mgr7" draw:text-style-name="MP3" svg:x1="9.477cm" svg:y1="2.028cm" svg:x2="9.477cm" svg:y2="27.065cm"><text:p/></draw:line><draw:g text:anchor-type="paragraph" draw:z-index="5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75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78" draw:name="Num_Serie_Im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8" draw:name="Ligne_Entete_Impair_Numerique_1col" draw:style-name="Mgr3" draw:text-style-name="MP3" svg:x1="16.023cm" svg:y1="0.36cm" svg:x2="20.496cm" svg:y2="0.36cm"><text:p/></draw:line><draw:g text:anchor-type="paragraph" draw:z-index="24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>
      <style:header-left>
        <text:p text:style-name="MP19"><draw:path text:anchor-type="paragraph" draw:z-index="76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77" draw:name="Num_Serie_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9" draw:name="Ligne_Entete_Pair_Numerique_1col" draw:style-name="Mgr3" draw:text-style-name="MP3" svg:x1="16.023cm" svg:y1="0.36cm" svg:x2="20.496cm" svg:y2="0.36cm"><text:p/></draw:line><draw:g text:anchor-type="paragraph" draw:z-index="25" draw:name="Fond_Num_Page_Pair_Numerique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-left>
      <style:footer>
        <text:h text:style-name="MP12" text:outline-level="1"><draw:frame draw:style-name="Mfr1" draw:name="Cadre_Pied_Impair_Numerique_1col" text:anchor-type="paragraph" svg:x="12.561cm" svg:y="-0.088cm" draw:z-index="0"><draw:text-box fo:min-height="0.499cm" fo:min-width="5.126cm"><text:h text:style-name="MP6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Numerique_1col" text:anchor-type="paragraph" svg:x="1.178cm" svg:y="-0.012cm" draw:z-index="0"><draw:text-box fo:min-height="0.48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91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0" draw:name="Ligne_Entete_Impair_Donnees_1col" draw:style-name="Mgr11" draw:text-style-name="MP3" svg:x1="16.023cm" svg:y1="0.36cm" svg:x2="20.496cm" svg:y2="0.36cm"><text:p/></draw:line><draw:g text:anchor-type="paragraph" draw:z-index="7" draw:name="Fond_Num_Page_Impair_Donnees_1col" draw:style-name="Mgr4"><draw:path draw:style-name="Mgr12" draw:text-style-name="MP22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3"><draw:path text:anchor-type="paragraph" draw:z-index="92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4" draw:name="Ligne_Entete_Pair_Donnees_1col" draw:style-name="Mgr11" draw:text-style-name="MP3" svg:x1="16.023cm" svg:y1="0.36cm" svg:x2="20.496cm" svg:y2="0.36cm"><text:p/></draw:line><draw:g text:anchor-type="paragraph" draw:z-index="8" draw:name="Fond_Num_Page_Pair_Donnees_1col" draw:style-name="Mgr4"><draw:path draw:style-name="Mgr12" draw:text-style-name="MP22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6">À compléter</text:span></text:span></text:p>
      </style:header-left>
      <style:footer>
        <text:h text:style-name="MP24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5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6"><draw:path text:anchor-type="paragraph" draw:z-index="95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6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1" draw:name="Ligne_Entete_Impair_Donnees_2col" draw:style-name="Mgr11" draw:text-style-name="MP3" svg:x1="16.023cm" svg:y1="0.36cm" svg:x2="20.496cm" svg:y2="0.36cm"><text:p/></draw:line><draw:line text:anchor-type="paragraph" draw:z-index="59" draw:name="Ligne_Verticale_Impair_Donnees_2col" draw:style-name="Mgr11" draw:text-style-name="MP3" svg:x1="9.477cm" svg:y1="2.007cm" svg:x2="9.477cm" svg:y2="27.044cm"><text:p/></draw:line><draw:g text:anchor-type="paragraph" draw:z-index="6" draw:name="Fond_Num_Page_Impair_Donnees_2col" draw:style-name="Mgr4"><draw:path draw:style-name="Mgr12" draw:text-style-name="MP22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7"><draw:path text:anchor-type="paragraph" draw:z-index="70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7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2" draw:name="Ligne_Entete_Pair_Donnees_2col" draw:style-name="Mgr11" draw:text-style-name="MP3" svg:x1="16.023cm" svg:y1="0.36cm" svg:x2="20.496cm" svg:y2="0.36cm"><text:p/></draw:line><draw:line text:anchor-type="paragraph" draw:z-index="60" draw:name="Ligne_Verticale_Pair_Donnees_2col" draw:style-name="Mgr11" draw:text-style-name="MP3" svg:x1="9.533cm" svg:y1="1.949cm" svg:x2="9.533cm" svg:y2="26.986cm"><text:p/></draw:line><draw:g text:anchor-type="paragraph" draw:z-index="9" draw:name="Fond_Num_Page_Pair_Donnees_2col" draw:style-name="Mgr4"><draw:path draw:style-name="Mgr12" draw:text-style-name="MP22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8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113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29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1" draw:name="Ligne_Entete_Impair_Mesures_1col" draw:style-name="Mgr14" draw:text-style-name="MP3" svg:x1="16.023cm" svg:y1="0.36cm" svg:x2="20.496cm" svg:y2="0.36cm"><text:p/></draw:line><draw:g text:anchor-type="paragraph" draw:z-index="10" draw:name="Fond_Num_Page_Impair_Mesures_1col" draw:style-name="Mgr4"><draw:path draw:style-name="Mgr15" draw:text-style-name="MP32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>
      <style:header-left>
        <text:p text:style-name="MP33"><draw:path text:anchor-type="paragraph" draw:z-index="26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0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2" draw:name="Ligne_Entete_Pair_Mesures_1col" draw:style-name="Mgr14" draw:text-style-name="MP3" svg:x1="16.023cm" svg:y1="0.36cm" svg:x2="20.496cm" svg:y2="0.36cm"><text:p/></draw:line><draw:g text:anchor-type="paragraph" draw:z-index="11" draw:name="Fond_Num_Page_Pair_Mesures_1col" draw:style-name="Mgr4"><draw:path draw:style-name="Mgr15" draw:text-style-name="MP32" svg:width="0.855cm" svg:height="1.172cm" svg:x="-0.272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-left>
      <style:footer>
        <text:h text:style-name="MP34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27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1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3" draw:name="Ligne_Entete_Impair_Mesures_2col" draw:style-name="Mgr14" draw:text-style-name="MP3" svg:x1="16.023cm" svg:y1="0.36cm" svg:x2="20.496cm" svg:y2="0.36cm"><text:p/></draw:line><draw:line text:anchor-type="paragraph" draw:z-index="61" draw:name="Ligne_Verticale_Impair_Mesures_2col" draw:style-name="Mgr14" draw:text-style-name="MP3" svg:x1="9.477cm" svg:y1="1.979cm" svg:x2="9.477cm" svg:y2="27.016cm"><text:p/></draw:line><draw:g text:anchor-type="paragraph" draw:z-index="12" draw:name="Fond_Num_Page_Impair_Mesures_2col" draw:style-name="Mgr4"><draw:path draw:style-name="Mgr15" draw:text-style-name="MP32" svg:width="0.855cm" svg:height="1.172cm" svg:x="18.459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>
      <style:header-left>
        <text:p text:style-name="MP36"><draw:path text:anchor-type="paragraph" draw:z-index="28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2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4" draw:name="Ligne_Entete_Pair_Mesures_2col" draw:style-name="Mgr14" draw:text-style-name="MP3" svg:x1="16.023cm" svg:y1="0.36cm" svg:x2="20.496cm" svg:y2="0.36cm"><text:p/></draw:line><draw:line text:anchor-type="paragraph" draw:z-index="62" draw:name="Ligne_Verticale_Pair_Mesures_2col" draw:style-name="Mgr14" draw:text-style-name="MP3" svg:x1="9.502cm" svg:y1="2.046cm" svg:x2="9.502cm" svg:y2="27.083cm"><text:p/></draw:line><draw:g text:anchor-type="paragraph" draw:z-index="13" draw:name="Fond_Num_Page_Pair_Mesures_2col" draw:style-name="Mgr4"><draw:path draw:style-name="Mgr15" draw:text-style-name="MP32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-left>
      <style:footer>
        <text:h text:style-name="MP34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35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39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7" draw:name="Ligne_Entete_Impair_Problemes_2col" draw:style-name="Mgr17" draw:text-style-name="MP3" svg:x1="16.023cm" svg:y1="0.36cm" svg:x2="20.496cm" svg:y2="0.36cm"><text:p/></draw:line><draw:line text:anchor-type="paragraph" draw:z-index="63" draw:name="Ligne_Verticale_Impair_Problemes_2col" draw:style-name="Mgr17" draw:text-style-name="MP3" svg:x1="9.477cm" svg:y1="1.919cm" svg:x2="9.477cm" svg:y2="26.956cm"><text:p/></draw:line><draw:g text:anchor-type="paragraph" draw:z-index="15" draw:name="Fond_Num_Page_Impair_Problemes_2col" draw:style-name="Mgr4"><draw:path draw:style-name="Mgr18" draw:text-style-name="MP3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7"><draw:path text:anchor-type="paragraph" draw:z-index="36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0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6" draw:name="Ligne_Entete_Pair_Problemes_2col" draw:style-name="Mgr17" draw:text-style-name="MP3" svg:x1="16.023cm" svg:y1="0.36cm" svg:x2="20.496cm" svg:y2="0.36cm"><text:p/></draw:line><draw:line text:anchor-type="paragraph" draw:z-index="64" draw:name="Ligne_Verticale_Pair_Problemes_2col" draw:style-name="Mgr17" draw:text-style-name="MP3" svg:x1="9.47cm" svg:y1="2.055cm" svg:x2="9.47cm" svg:y2="27.092cm"><text:p/></draw:line><draw:g text:anchor-type="paragraph" draw:z-index="16" draw:name="Fond_Num_Page_Pair_Problemes_2col" draw:style-name="Mgr4"><draw:path draw:style-name="Mgr18" draw:text-style-name="MP3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0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33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37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5" draw:name="Ligne_Entete_Impair_Problemes_1col" draw:style-name="Mgr17" draw:text-style-name="MP3" svg:x1="16.023cm" svg:y1="0.36cm" svg:x2="20.496cm" svg:y2="0.36cm"><text:p/></draw:line><draw:g text:anchor-type="paragraph" draw:z-index="14" draw:name="Fond_Num_Page_Impair_Problemes_1col" draw:style-name="Mgr4"><draw:path draw:style-name="Mgr18" draw:text-style-name="MP3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2"><draw:path text:anchor-type="paragraph" draw:z-index="34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38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6" draw:name="Ligne_Entete_Pair_Problemes_1col" draw:style-name="Mgr17" draw:text-style-name="MP3" svg:x1="16.023cm" svg:y1="0.36cm" svg:x2="20.496cm" svg:y2="0.36cm"><text:p/></draw:line><draw:g text:anchor-type="paragraph" draw:z-index="23" draw:name="Fond_Num_Page_Pair_Problemes_1col" draw:style-name="Mgr4"><draw:path draw:style-name="Mgr18" draw:text-style-name="MP3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3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5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9" draw:name="Ligne_Entete_Impair_Programmation_2col" draw:style-name="Mgr20" draw:text-style-name="MP3" svg:x1="16.023cm" svg:y1="0.36cm" svg:x2="20.496cm" svg:y2="0.36cm"><text:p/></draw:line><draw:frame text:anchor-type="paragraph" draw:z-index="55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5" draw:name="Ligne_Verticale_Impair_Programmation_2col" draw:style-name="Mgr20" draw:text-style-name="MP3" svg:x1="9.477cm" svg:y1="2.065cm" svg:x2="9.477cm" svg:y2="27.102cm"><text:p/></draw:line><draw:g text:anchor-type="paragraph" draw:z-index="19" draw:name="Fond_Num_Page_Impair_Programmation_2col" draw:style-name="Mgr4"><draw:path draw:style-name="Mgr21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4"><draw:path text:anchor-type="paragraph" draw:z-index="5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48" draw:name="Ligne_Entete_Pair_Programmation_2col" draw:style-name="Mgr20" draw:text-style-name="MP3" svg:x1="16.023cm" svg:y1="0.36cm" svg:x2="20.496cm" svg:y2="0.36cm"><text:p/></draw:line><draw:frame text:anchor-type="paragraph" draw:z-index="56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6" draw:name="Ligne_Verticale_Pair_Programmation_2col" draw:style-name="Mgr20" draw:text-style-name="MP3" svg:x1="9.47cm" svg:y1="1.937cm" svg:x2="9.47cm" svg:y2="26.974cm"><text:p/></draw:line><draw:g text:anchor-type="paragraph" draw:z-index="20" draw:name="Fond_Num_Page_Pair_Programmation_2col" draw:style-name="Mgr4"><draw:path draw:style-name="Mgr21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4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7" draw:name="Ligne_Entete_Impair_Programmation_1col" draw:style-name="Mgr20" draw:text-style-name="MP3" svg:x1="16.023cm" svg:y1="0.36cm" svg:x2="20.496cm" svg:y2="0.36cm"><text:p/></draw:line><draw:frame text:anchor-type="paragraph" draw:z-index="53" draw:name="Num_Serie_Impair_Programmatiob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7" draw:name="Fond_Num_Page_Impair_Programmation_1col" draw:style-name="Mgr4"><draw:path draw:style-name="Mgr21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9"><draw:path text:anchor-type="paragraph" draw:z-index="5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8" draw:name="Ligne_Entete_Pair_Programmation_1col" draw:style-name="Mgr20" draw:text-style-name="MP3" svg:x1="16.023cm" svg:y1="0.36cm" svg:x2="20.496cm" svg:y2="0.36cm"><text:p/></draw:line><draw:frame text:anchor-type="paragraph" draw:z-index="54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8" draw:name="Fond_Num_Page_Pair_Programmation_1col" draw:style-name="Mgr4"><draw:path draw:style-name="Mgr21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9T12:54:28.648440327</meta:creation-date>
    <meta:editing-duration>PT6H9M56S</meta:editing-duration>
    <meta:editing-cycles>43</meta:editing-cycles>
    <meta:generator>LibreOffice/24.2.5.2$Windows_X86_64 LibreOffice_project/bffef4ea93e59bebbeaf7f431bb02b1a39ee8a59</meta:generator>
    <dc:date>2024-07-13T17:59:30.154000000</dc:date>
    <meta:print-date>2024-06-21T09:26:35.298055907</meta:print-date>
    <meta:printed-by>PDF files</meta:printed-by>
    <meta:document-statistic meta:table-count="0" meta:image-count="0" meta:object-count="0" meta:page-count="2" meta:paragraph-count="151" meta:word-count="761" meta:character-count="3049" meta:non-whitespace-character-count="2395"/>
    <meta:template xlink:type="simple" xlink:actuate="onRequest" xlink:title="Modele_Cahier" xlink:href="../../../../../../Modele_Cahier.ott" meta:date="2024-03-09T11:19:31.813011094"/>
  </office:meta>
</office:document-meta>
</file>